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0002"/>
    <style:style style:name="ce5" style:family="table-cell" style:parent-style-name="Default" style:data-style-name="N4012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000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vel of theory: TPSSh/def2-QZVP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Orca 5.0.3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DEFGRID3, RIJCOSX, TightSCF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ulliken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2-TPSSh/def2-QZVP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t</text:p>
          </table:table-cell>
          <table:table-cell table:style-name="ce5" office:value-type="float" office:value="0.01745" calcext:value-type="float">
            <text:p>0.017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5" office:value-type="float" office:value="-0.01745" calcext:value-type="float">
            <text:p>-0.01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"/>
          <table:table-cell table:style-name="ce5" office:value-type="float" office:value="-0" calcext:value-type="float">
            <text:p>0.00000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40121" number:language="en" number:country="US">
      <number:number number:decimal-places="3" number:min-decimal-places="3" number:min-integer-digits="1"/>
    </number:number-style>
    <number:number-style style:name="N40122" number:language="en" number:country="US">
      <number:number number:decimal-places="4" number:min-decimal-places="4" number:min-integer-digits="1"/>
    </number:number-style>
    <number:number-style style:name="N40123" number:language="en" number:country="US">
      <number:number number:decimal-places="5" number:min-decimal-places="5" number:min-integer-digits="1"/>
    </number:number-style>
    <number:number-style style:name="N40124" number:language="en" number:country="US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17:24:45.075000000</meta:creation-date>
    <dc:date>2024-07-31T15:36:08.436000000</dc:date>
    <meta:editing-duration>PT31M23S</meta:editing-duration>
    <meta:editing-cycles>3</meta:editing-cycles>
    <meta:generator>LibreOffice/7.4.3.2$Windows_X86_64 LibreOffice_project/1048a8393ae2eeec98dff31b5c133c5f1d08b890</meta:generator>
    <meta:document-statistic meta:table-count="1" meta:cell-count="13" meta:object-count="0"/>
  </office:meta>
</office:document-meta>
</file>